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rebuchet M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0.3646in"/>
        </style:tab-stops>
      </style:paragraph-properties>
      <style:text-properties style:font-name="Trebuchet MS" fo:font-size="16pt" style:font-size-asian="16pt" style:font-size-complex="16pt"/>
    </style:style>
    <style:style style:name="P4" style:family="paragraph" style:parent-style-name="Standard">
      <style:paragraph-properties fo:text-align="center" style:justify-single-word="false">
        <style:tab-stops>
          <style:tab-stop style:position="0.3646in"/>
        </style:tab-stops>
      </style:paragraph-properties>
      <style:text-properties style:font-name="Trebuchet MS" fo:font-size="14pt" style:font-size-asian="14pt" style:font-size-complex="14pt"/>
    </style:style>
    <style:style style:name="P5" style:family="paragraph" style:parent-style-name="Standard">
      <style:paragraph-properties fo:text-align="start" style:justify-single-word="false">
        <style:tab-stops>
          <style:tab-stop style:position="0.3646in"/>
        </style:tab-stops>
      </style:paragraph-properties>
      <style:text-properties style:font-name="Trebuchet MS" fo:font-size="14pt" style:font-size-asian="14pt" style:font-size-complex="14pt"/>
    </style:style>
    <style:style style:name="P6" style:family="paragraph" style:parent-style-name="Standard">
      <style:paragraph-properties fo:text-align="justify" style:justify-single-word="false">
        <style:tab-stops>
          <style:tab-stop style:position="0.3646in"/>
        </style:tab-stops>
      </style:paragraph-properties>
      <style:text-properties style:font-name="Trebuchet MS" fo:font-size="14pt" style:font-size-asian="14pt" style:font-size-complex="14pt"/>
    </style:style>
    <style:style style:name="P7" style:family="paragraph" style:parent-style-name="Standard">
      <style:paragraph-properties fo:text-align="center" style:justify-single-word="false">
        <style:tab-stops>
          <style:tab-stop style:position="0.3646in"/>
        </style:tab-stops>
      </style:paragraph-properties>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justify" style:justify-single-word="false">
        <style:tab-stops>
          <style:tab-stop style:position="0.3646in"/>
        </style:tab-stops>
      </style:paragraph-properties>
    </style:style>
    <style:style style:name="P9" style:family="paragraph" style:parent-style-name="Standard" style:list-style-name="L1">
      <style:paragraph-properties fo:text-align="start" style:justify-single-word="false">
        <style:tab-stops>
          <style:tab-stop style:position="0.3646in"/>
        </style:tab-stops>
      </style:paragraph-properties>
      <style:text-properties style:font-name="Trebuchet MS" fo:font-size="14pt" style:font-size-asian="14pt" style:font-size-complex="14pt"/>
    </style:style>
    <style:style style:name="P10" style:family="paragraph" style:parent-style-name="Standard" style:list-style-name="L2">
      <style:paragraph-properties fo:text-align="justify" style:justify-single-word="false">
        <style:tab-stops>
          <style:tab-stop style:position="0.3646in"/>
        </style:tab-stops>
      </style:paragraph-properties>
      <style:text-properties style:font-name="Trebuchet MS" fo:font-size="14pt" style:font-size-asian="14pt" style:font-size-complex="14pt"/>
    </style:style>
    <style:style style:name="P11" style:family="paragraph" style:parent-style-name="Standard">
      <style:paragraph-properties fo:text-align="justify" style:justify-single-word="false">
        <style:tab-stops>
          <style:tab-stop style:position="0.3646in"/>
        </style:tab-stops>
      </style:paragraph-properties>
      <style:text-properties style:font-name="Trebuchet MS" fo:font-size="14pt" fo:font-weight="bold" style:font-size-asian="14pt" style:font-weight-asian="bold" style:font-size-complex="14pt" style:font-weight-complex="bold"/>
    </style:style>
    <style:style style:name="P12" style:family="paragraph" style:parent-style-name="Standard" style:list-style-name="L3">
      <style:paragraph-properties fo:text-align="justify" style:justify-single-word="false">
        <style:tab-stops>
          <style:tab-stop style:position="0.3646in"/>
        </style:tab-stops>
      </style:paragraph-properties>
      <style:text-properties style:font-name="Trebuchet MS" fo:font-size="14pt" fo:font-weight="bold" style:font-size-asian="14pt" style:font-weight-asian="bold" style:font-size-complex="14pt" style:font-weight-complex="bold"/>
    </style:style>
    <style:style style:name="P13" style:family="paragraph" style:parent-style-name="Standard" style:list-style-name="L5">
      <style:paragraph-properties fo:text-align="justify" style:justify-single-word="false">
        <style:tab-stops>
          <style:tab-stop style:position="0.3646in"/>
        </style:tab-stops>
      </style:paragraph-properties>
      <style:text-properties style:font-name="Trebuchet MS" fo:font-size="14pt" fo:font-weight="bold" style:font-size-asian="14pt" style:font-weight-asian="bold" style:font-size-complex="14pt" style:font-weight-complex="bold"/>
    </style:style>
    <style:style style:name="P14" style:family="paragraph" style:parent-style-name="Standard" style:list-style-name="L10">
      <style:paragraph-properties fo:text-align="justify" style:justify-single-word="false">
        <style:tab-stops>
          <style:tab-stop style:position="0.3646in"/>
        </style:tab-stops>
      </style:paragraph-properties>
      <style:text-properties style:font-name="Trebuchet MS" fo:font-size="14pt" fo:font-weight="bold" style:font-size-asian="14pt" style:font-weight-asian="bold" style:font-size-complex="14pt" style:font-weight-complex="bold"/>
    </style:style>
    <style:style style:name="P15" style:family="paragraph" style:parent-style-name="Standard">
      <style:paragraph-properties fo:text-align="justify" style:justify-single-word="false">
        <style:tab-stops>
          <style:tab-stop style:position="0.3646in"/>
        </style:tab-stops>
      </style:paragraph-properties>
      <style:text-properties style:font-name="Trebuchet MS" fo:font-size="12pt" style:font-size-asian="12pt" style:font-size-complex="12pt"/>
    </style:style>
    <style:style style:name="P16" style:family="paragraph" style:parent-style-name="Standard">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17" style:family="paragraph" style:parent-style-name="Standard" style:list-style-name="L6">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18" style:family="paragraph" style:parent-style-name="Standard" style:list-style-name="L7">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19" style:family="paragraph" style:parent-style-name="Standard" style:list-style-name="L9">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20" style:family="paragraph" style:parent-style-name="Standard" style:list-style-name="L10">
      <style:paragraph-properties fo:text-align="justify" style:justify-single-word="false">
        <style:tab-stops>
          <style:tab-stop style:position="0.3646in"/>
        </style:tab-stops>
      </style:paragraph-properties>
      <style:text-properties style:font-name="Trebuchet MS" fo:font-size="12pt" fo:font-weight="normal" style:font-size-asian="12pt" style:font-weight-asian="normal" style:font-size-complex="12pt" style:font-weight-complex="normal"/>
    </style:style>
    <style:style style:name="P21" style:family="paragraph" style:parent-style-name="Standard">
      <style:paragraph-properties fo:text-align="justify" style:justify-single-word="false">
        <style:tab-stops>
          <style:tab-stop style:position="0.3646in"/>
        </style:tab-stops>
      </style:paragraph-properties>
      <style:text-properties style:font-name="Trebuchet MS" fo:font-size="13pt" style:font-size-asian="13pt" style:font-size-complex="13pt"/>
    </style:style>
    <style:style style:name="P22" style:family="paragraph" style:parent-style-name="Standard" style:list-style-name="L4">
      <style:paragraph-properties fo:text-align="justify" style:justify-single-word="false">
        <style:tab-stops>
          <style:tab-stop style:position="0.3646in"/>
        </style:tab-stops>
      </style:paragraph-properties>
      <style:text-properties style:font-name="Trebuchet MS" fo:font-size="13pt" style:font-size-asian="13pt" style:font-size-complex="13pt"/>
    </style:style>
    <style:style style:name="P23" style:family="paragraph" style:parent-style-name="Standard">
      <style:paragraph-properties fo:text-align="justify" style:justify-single-word="false">
        <style:tab-stops>
          <style:tab-stop style:position="0.3646in"/>
        </style:tab-stops>
      </style:paragraph-properties>
      <style:text-properties style:font-name="Trebuchet MS" fo:font-size="13pt" fo:font-weight="bold" style:font-size-asian="13pt" style:font-weight-asian="bold" style:font-size-complex="13pt" style:font-weight-complex="bold"/>
    </style:style>
    <style:style style:name="P24" style:family="paragraph" style:parent-style-name="Standard" style:list-style-name="L8">
      <style:paragraph-properties fo:text-align="justify" style:justify-single-word="false">
        <style:tab-stops>
          <style:tab-stop style:position="0.3646in"/>
        </style:tab-stops>
      </style:paragraph-properties>
      <style:text-properties style:font-name="Trebuchet MS" fo:font-size="13pt" fo:font-weight="bold" style:font-size-asian="13pt" style:font-weight-asian="bold" style:font-size-complex="13pt" style:font-weight-complex="bold"/>
    </style:style>
    <style:style style:name="P25" style:family="paragraph" style:parent-style-name="Standard" style:list-style-name="L7">
      <style:paragraph-properties fo:text-align="justify" style:justify-single-word="false">
        <style:tab-stops>
          <style:tab-stop style:position="0.3646in"/>
        </style:tab-stops>
      </style:paragraph-properties>
      <style:text-properties style:font-name="Trebuchet MS" fo:font-size="13pt" fo:font-weight="bold" style:font-size-asian="13pt" style:font-weight-asian="bold" style:font-size-complex="13pt" style:font-weight-complex="bold"/>
    </style:style>
    <style:style style:name="T1" style:family="text">
      <style:text-properties style:font-name="Trebuchet MS"/>
    </style:style>
    <style:style style:name="T2" style:family="text">
      <style:text-properties style:font-name="Trebuchet MS" fo:font-size="13pt" style:font-size-asian="13pt" style:font-size-complex="13pt"/>
    </style:style>
    <style:style style:name="T3" style:family="text">
      <style:text-properties style:font-name="Trebuchet MS" fo:font-size="13pt" fo:font-weight="bold" style:font-size-asian="13pt" style:font-weight-asian="bold" style:font-size-complex="13pt" style:font-weight-complex="bold"/>
    </style:style>
    <style:style style:name="T4" style:family="text">
      <style:text-properties style:font-name="Trebuchet MS" fo:font-size="12pt" style:font-size-asian="12pt" style:font-size-complex="12pt"/>
    </style:style>
    <style:style style:name="T5" style:family="text">
      <style:text-properties style:font-name="Trebuchet MS" fo:font-size="12pt" officeooo:rsid="002524a1" style:font-size-asian="12pt" style:font-size-complex="12pt"/>
    </style:style>
    <style:style style:name="T6" style:family="text">
      <style:text-properties style:font-name="Trebuchet MS" fo:font-size="12pt" officeooo:rsid="002716b2" style:font-size-asian="12pt" style:font-size-complex="12pt"/>
    </style:style>
    <style:style style:name="T7" style:family="text">
      <style:text-properties style:font-name="Trebuchet MS" fo:font-size="12pt" officeooo:rsid="0028f056" style:font-size-asian="12pt" style:font-size-complex="12pt"/>
    </style:style>
    <style:style style:name="T8" style:family="text">
      <style:text-properties style:font-name="Trebuchet MS" fo:font-size="12pt" officeooo:rsid="002b6355" style:font-size-asian="12pt" style:font-size-complex="12pt"/>
    </style:style>
    <style:style style:name="T9" style:family="text">
      <style:text-properties style:font-name="Trebuchet MS" fo:font-size="12pt" fo:font-weight="normal" style:font-size-asian="12pt" style:font-weight-asian="normal" style:font-size-complex="12pt" style:font-weight-complex="normal"/>
    </style:style>
    <style:style style:name="T10" style:family="text">
      <style:text-properties style:font-name="Trebuchet MS" fo:font-size="14pt" fo:font-weight="bold" style:font-size-asian="14pt" style:font-weight-asian="bold" style:font-size-complex="14pt" style:font-weight-complex="bold"/>
    </style:style>
    <style:style style:name="T11" style:family="text">
      <style:text-properties fo:font-size="12pt" style:font-size-asian="12pt" style:font-size-complex="12pt"/>
    </style:style>
    <style:style style:name="T12" style:family="text">
      <style:text-properties fo:font-size="12pt" officeooo:rsid="0012e8cf" style:font-size-asian="12pt" style:font-size-complex="12pt"/>
    </style:style>
    <style:style style:name="T13" style:family="text">
      <style:text-properties fo:font-size="12pt" officeooo:rsid="0013080d" style:font-size-asian="12pt" style:font-size-complex="12pt"/>
    </style:style>
    <style:style style:name="T14" style:family="text">
      <style:text-properties fo:font-size="12pt" officeooo:rsid="0014d983" style:font-size-asian="12pt" style:font-size-complex="12pt"/>
    </style:style>
    <style:style style:name="T15" style:family="text">
      <style:text-properties fo:font-size="12pt" officeooo:rsid="0020c528" style:font-size-asian="12pt" style:font-size-complex="12pt"/>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weight="bold" style:font-weight-asian="bold" style:font-weight-complex="bold"/>
    </style:style>
    <style:style style:name="T18" style:family="text">
      <style:text-properties officeooo:rsid="0016255c"/>
    </style:style>
    <style:style style:name="T19" style:family="text">
      <style:text-properties officeooo:rsid="001a7452"/>
    </style:style>
    <style:style style:name="T20" style:family="text">
      <style:text-properties officeooo:rsid="001abf8b"/>
    </style:style>
    <style:style style:name="T21" style:family="text">
      <style:text-properties officeooo:rsid="001b11e3"/>
    </style:style>
    <style:style style:name="T22" style:family="text">
      <style:text-properties officeooo:rsid="001e5969"/>
    </style:style>
    <style:style style:name="T23" style:family="text">
      <style:text-properties officeooo:rsid="001f72ce"/>
    </style:style>
    <style:style style:name="T24" style:family="text">
      <style:text-properties officeooo:rsid="0021b81b"/>
    </style:style>
    <style:style style:name="T25" style:family="text">
      <style:text-properties officeooo:rsid="00223a80"/>
    </style:style>
    <style:style style:name="T26" style:family="text">
      <style:text-properties officeooo:rsid="00241ce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7">Rapport de Projet de Spécialité</text:p>
      <text:p text:style-name="P3">GeneTeX : développement d'un système de </text:p>
      <text:p text:style-name="P3">numérisation de notes de cours</text:p>
      <text:p text:style-name="P3"/>
      <text:p text:style-name="P4">BOUKSARA Mehdi</text:p>
      <text:p text:style-name="P4">MERLE Théo</text:p>
      <text:p text:style-name="P4">THALGOTT Marceau</text:p>
      <text:p text:style-name="P4"/>
      <text:p text:style-name="P5"/>
      <text:p text:style-name="P5"/>
      <text:list xml:id="list8942652562545345366" text:style-name="L1">
        <text:list-item>
          <text:list>
            <text:list-item>
              <text:p text:style-name="P9">Introduction</text:p>
            </text:list-item>
          </text:list>
        </text:list-item>
      </text:list>
      <text:p text:style-name="P5"/>
      <text:p text:style-name="P6"><text:tab/><text:span text:style-name="T11">Le problème de la reconnaissance d'écriture est un problème qui est encore aujourd'hui le sujet de nombreuses recherches, et demeure un problème ouvert. Cependant, bien que les algorithmes de détection et de reconnaissance des caractères s'améliorent sans cesse, </text:span><text:span text:style-name="T13">trouver et impl</text:span><text:span text:style-name="T14">é</text:span><text:span text:style-name="T13">menter </text:span><text:span text:style-name="T12">un algorithme de</text:span><text:span text:style-name="T11"> reconnaissance d'écriture manuscrite </text:span><text:span text:style-name="T12">d</text:span><text:span text:style-name="T13">'un</text:span><text:span text:style-name="T12"> niveau</text:span><text:span text:style-name="T11"> </text:span><text:span text:style-name="T12">équivalent à celui d'un cerveau humain </text:span><text:span text:style-name="T11">est à l'heure actuelle un objectif loin d'être atteint.</text:span></text:p>
      <text:p text:style-name="P15"/>
      <text:p text:style-name="P15"><text:tab/>Retranscrire le contenu d'un document écrit à la main sur son ordinateur est une tâche qui peut être fastidieuse : l'automatisation d'une telle tâche <text:span text:style-name="T18">serait confortable pour de</text:span> nombreuses personnes, en particulier des étudiants et des chercheurs. L'objectif de ce projet est de concevoir et de développer un logiciel capable de générer un document au format <text:span text:style-name="T20">choisi </text:span><text:span text:style-name="T21">(</text:span><text:span text:style-name="T25">notamment </text:span><text:span text:style-name="T21">LaTeX)</text:span> à partir <text:span text:style-name="T19">de pages de notes numérisées</text:span>, ou du moins de jeter les fondations de ce qui sera peut-être un jour ce logiciel.</text:p>
      <text:p text:style-name="P15"/>
      <text:list xml:id="list8576044335820643625" text:style-name="L2">
        <text:list-item>
          <text:list>
            <text:list-item>
              <text:p text:style-name="P10">Objectifs du projet</text:p>
            </text:list-item>
          </text:list>
        </text:list-item>
      </text:list>
      <text:p text:style-name="P6"/>
      <text:p text:style-name="P6"><text:tab/><text:span text:style-name="T11">Il est évident que les objectifs fixés dans le cadre du Projet de Spécialité ne sont qu'une partie infime du travail nécessaire pour créer un tel logiciel. Ainsi, nous avons déterminé un point essentiel, qui a conditionné son déroulement du début à la fin : le logiciel développé doit être capable de s'adapter le plus facilement et le plus rapidement possible à l'évolution des travaux dans le domaine de la reconnaissance d'écriture.</text:span></text:p>
      <text:p text:style-name="P15"/>
      <text:p text:style-name="P15"><text:tab/>Cet objectif pose une contrainte forte : la conception du logiciel doit être pensée de manière à permettre des changements à n'importe quel niveau, sans <text:span text:style-name="T22">nécessiter une adaptation du</text:span> reste <text:span text:style-name="T22">du logiciel</text:span>. Bien entendu, au-delà de l'aspect conceptuel, des résultats sont attendus au niveau de la reconnaissance d'écriture en elle-même : bien qu'à terme, GeneTeX est censé pouvoir retranscrire les méta-informations (mise en page, position, style) liées au texte reconnu, ou encore des symboles mathématiques complexes, nous nous limiterons ici à <text:span text:style-name="T23">une première version de </text:span>la reconnaissance d'un <text:soft-page-break/>paragraphe de texte <text:span text:style-name="T24">et sa transcription en format LaTeX</text:span>, l'objectif principal étant de montrer qu'un tel logiciel peut fonctionner et être modifié sans difficulté.</text:p>
      <text:p text:style-name="P15"/>
      <text:p text:style-name="P15"/>
      <text:list xml:id="list1350804502967956307" text:style-name="L3">
        <text:list-item>
          <text:list>
            <text:list-item>
              <text:p text:style-name="P12">Principe de fonctionnement</text:p>
            </text:list-item>
          </text:list>
        </text:list-item>
      </text:list>
      <text:p text:style-name="P6"/>
      <text:p text:style-name="P6"><text:tab/><text:span text:style-name="T11">Le fonctionnement de GeneTeX repose sur un découpage en plusieurs étapes. Avant toute chose, l'image est pré</text:span><text:span text:style-name="T15">-</text:span><text:span text:style-name="T11">trait</text:span><text:span text:style-name="T15">ée</text:span><text:span text:style-name="T11"> pour faciliter l'extraction des caractères, puis ces caractères sont découpés en blocs, lignes puis isolés les uns des autres. Ils sont alors analysés individuellement pour être reconnus, puis intégrés à un document LaTeX qui constitue la sortie du logiciel.</text:span></text:p>
      <text:p text:style-name="P6"/>
      <text:list xml:id="list1950080679962490072" text:style-name="L4">
        <text:list-item>
          <text:list>
            <text:list-item>
              <text:p text:style-name="P22">Pré<text:span text:style-name="T26">-</text:span>traitement</text:p>
            </text:list-item>
          </text:list>
        </text:list-item>
      </text:list>
      <text:p text:style-name="P21"/>
      <text:p text:style-name="P8"><text:span text:style-name="T2"><text:tab/><text:tab/></text:span><text:span text:style-name="T4">Un document manuscrit est, dans la quasi-totalité des cas, susceptible de présenter divers défauts, qu'ils soient dus à la qualité de la numérisation du document </text:span><text:span text:style-name="T7">ou présents sur la feuille initialement</text:span><text:span text:style-name="T4"> </text:span><text:span text:style-name="T6">(bruit, pixels non pertinents, </text:span><text:span text:style-name="T7">feuille à carreaux, taches, </text:span><text:span text:style-name="T6">etc.)</text:span><text:span text:style-name="T4">. Afin d'éviter que ces défauts ne perturbent le processus, il est donc nécessaire de pré</text:span><text:span text:style-name="T5">-</text:span><text:span text:style-name="T4">traiter l'image pour </text:span><text:span text:style-name="T8">en</text:span><text:span text:style-name="T4"> éliminer un maximum et ainsi augmenter les chances de réussite de la reconnaissance.</text:span></text:p>
      <text:p text:style-name="P21"/>
      <text:list xml:id="list34690048" text:continue-numbering="true" text:style-name="L4">
        <text:list-item>
          <text:list>
            <text:list-item>
              <text:p text:style-name="P22">Découpage</text:p>
            </text:list-item>
          </text:list>
        </text:list-item>
      </text:list>
      <text:p text:style-name="P21"/>
      <text:p text:style-name="P8"><text:span text:style-name="T2"><text:tab/><text:tab/></text:span><text:span text:style-name="T4">Afin de reconnaître les caractères individuellement et ainsi éviter une reconnaissance mot par mot nécessitant un dictionnaire, il faut pouvoir les isoler les uns des autres tout en conservant un maximum d'informations sur eux (position, taille, couleur, mise en forme...). Les blocs de texte sont isolés, puis les lignes d'un bloc et enfin les caractères d'une ligne. Les morceaux de l'image correspondant ainsi que diverses caractéristiques sont alors stockés dans une structure adéquate.</text:span></text:p>
      <text:p text:style-name="P21"/>
      <text:p text:style-name="P21"/>
      <text:list xml:id="list34696087" text:continue-numbering="true" text:style-name="L4">
        <text:list-item>
          <text:list>
            <text:list-item>
              <text:p text:style-name="P22">Reconnaissance</text:p>
            </text:list-item>
          </text:list>
        </text:list-item>
      </text:list>
      <text:p text:style-name="P21"/>
      <text:p text:style-name="P8"><text:span text:style-name="T2"><text:tab/></text:span><text:span text:style-name="T4"><text:tab/>Une fois que les caractères ont été isolés, l'étape suivante, qui constitue le cœur du logiciel, consiste à reconnaître les caractères les uns après les autres. La méthode de reconnaissance n'est pas imposée, l'objectif étant simplement de pouvoir déterminer quel est le caractère représenté par le morceau d'image analysé. Comme ce morceau d'image peut ne correspondre à aucun caractère connu (s'il s'agit d'une tache ayant passé l'étape de prétraitement, ou d'un morceau de caractère mal découpé), il doit être possible de simplement rejeter un caractère et de l'ignorer s'il ne ressemble à rien de connu. Une structure est alors générée, contenant les caractères reconnus.</text:span></text:p>
      <text:p text:style-name="P21"/>
      <text:p text:style-name="P21"/>
      <text:list xml:id="list34682417" text:continue-numbering="true" text:style-name="L4">
        <text:list-item>
          <text:list>
            <text:list-item>
              <text:p text:style-name="P22">Génération de code</text:p>
            </text:list-item>
          </text:list>
        </text:list-item>
      </text:list>
      <text:p text:style-name="P21"/>
      <text:p text:style-name="P8"><text:soft-page-break/><text:span text:style-name="T2"><text:tab/><text:tab/></text:span><text:span text:style-name="T4">La dernière étape du processus se résume à parcourir la structure des caractères reconnus, et de les insérer avec la mise en forme nécessaire dans un document LaTeX, </text:span><text:span text:style-name="T4">après avoir généré un en-tête. Cette mise en forme peut consister, sans toutefois s'y limiter, en l'échappement de certains caractères, ou l'utilisation de « balises » spéciales pour les formules mathématiques.</text:span></text:p>
      <text:p text:style-name="P21"/>
      <text:p text:style-name="P15"><text:tab/></text:p>
      <text:list xml:id="list3883034283837731581" text:style-name="L5">
        <text:list-item>
          <text:list>
            <text:list-item>
              <text:p text:style-name="P13">Travail réalisé</text:p>
            </text:list-item>
          </text:list>
        </text:list-item>
      </text:list>
      <text:p text:style-name="P11"/>
      <text:p text:style-name="P6"><text:span text:style-name="T17"><text:tab/></text:span><text:span text:style-name="T16"><text:tab/>Comme expliqué précédemment, notre objectif dans le cadre du Projet de Spécialité était de jeter les fondations du logiciel, en réalisant deux tâches précises : </text:span></text:p>
      <text:p text:style-name="P16"/>
      <text:list xml:id="list6895355178461214522" text:style-name="L6">
        <text:list-item>
          <text:list>
            <text:list-item>
              <text:p text:style-name="P17">Concevoir l'architecture de la manière la plus modulaire et accessible possible</text:p>
            </text:list-item>
            <text:list-item>
              <text:p text:style-name="P17">Développer des fonctionnalités basiques permettant de tester notre système dans des conditions favorables.</text:p>
            </text:list-item>
          </text:list>
        </text:list-item>
      </text:list>
      <text:p text:style-name="P16"/>
      <text:p text:style-name="P16"><text:tab/>Autrement dit, le but n'est pas de produire un système de Reconnaissance Optique de Caractères à la pointe de la technologie, mais plutôt de créer les bases nécessaires pour développer un logiciel capable de suivre facilement l'avancée de la recherche à ce sujet.</text:p>
      <text:p text:style-name="P16"/>
      <text:p text:style-name="P16"><text:tab/>Pour ce faire, nous nous sommes basés sur des travaux de recherche. Ces travaux ne sont pas très récents, mais le contenu scientifique est à notre portée, et constitue une base suffisante pour obtenir des résultats basiques.</text:p>
      <text:p text:style-name="P16"/>
      <text:list xml:id="list9009030201125020290" text:style-name="L7">
        <text:list-item>
          <text:list>
            <text:list-header>
              <text:p text:style-name="P18"/>
            </text:list-header>
          </text:list>
        </text:list-item>
      </text:list>
      <text:list xml:id="list2030766382024445086" text:style-name="L8">
        <text:list-item>
          <text:list>
            <text:list-item>
              <text:p text:style-name="P24">Prétraitement</text:p>
            </text:list-item>
          </text:list>
        </text:list-item>
      </text:list>
      <text:p text:style-name="P23"/>
      <text:p text:style-name="P8"><text:span text:style-name="T3"><text:tab/><text:tab/></text:span><text:span text:style-name="T9">Nous avons développé un module de prétraitement réalisant le minimum vital pour permettre un traitement d'une fiabilité minimale. Ce module permet de « binariser » une image, c'est-à-dire la transformer en un tableau de booléens, dont les cases correspondent chacune à un pixel de l'image, et dont la valeur dépend des valeurs RGB du pixel en question. Un seuil permet de déterminer si un pixel est suffisamment coloré pour apparaître dans l'image binarisée.</text:span></text:p>
      <text:p text:style-name="P16"><text:tab/>Cette technique est suffisante pour éliminer une grande partie des défauts dus à la qualité du scan, mais ne permet pas d'éliminer d'éventuelles taches sur le document.</text:p>
      <text:p text:style-name="P16"/>
      <text:p text:style-name="P16"><text:tab/><text:tab/>Nous avions également prévu de développer une technique de redressement d'image, pour gérer le cas d'un document incliné lors du scan. L'inclinaison pouvant perturber fortement le découpage, cette technique permettrait de déterminer l'angle d'inclinaison de l'image, et il suffirait ensuite d'appliquer la rotation inverse pour obtenir une image dans laquelle le texte est horizontal et donc bien plus facile à découper.</text:p>
      <text:p text:style-name="P16"><text:tab/>Cependant, nous avons manqué de temps pour finaliser le développement de cette fonctionnalité. Les fonctions secondaires nécessaires pour cela ont cependant été écrites et documentées.</text:p>
      <text:p text:style-name="P23"/>
      <text:list xml:id="list34679935" text:continue-numbering="true" text:style-name="L8">
        <text:list-item>
          <text:list>
            <text:list-item>
              <text:p text:style-name="P24"><text:soft-page-break/>Découpage</text:p>
            </text:list-item>
          </text:list>
        </text:list-item>
      </text:list>
      <text:p text:style-name="P23"/>
      <text:p text:style-name="P8"><text:span text:style-name="T3"><text:tab/><text:tab/></text:span><text:span text:style-name="T9">Dans le cadre de ce projet, nous n'avons considéré qu'un seul bloc de texte. Ainsi, nous nous sommes concentrés sur la détection de lignes, et de caractères dans une ligne.</text:span></text:p>
      <text:p text:style-name="P16"/>
      <text:p text:style-name="P16"><text:tab/><text:tab/>En ce qui concerne la détection des lignes, on considère de façon très basique qu'une ligne est constitué d'un ensemble de lignes de pixels consécutives dans l'image comportant au moins K pixels colorés, K étant un seuil devant être fixé en fonction de la résolution et de la taille de l'image.</text:p>
      <text:p text:style-name="P23"/>
      <text:p text:style-name="P8"><text:span text:style-name="T3"><text:tab/><text:tab/></text:span><text:span text:style-name="T9">Nous avons distingué l'étape de découpage en deux parties, l'une se comportant comme un complément de l'autre.</text:span></text:p>
      <text:p text:style-name="P16"><text:tab/> <text:s/>La plus simple, que nous appellerons segmentation primaire, permet de détecter des caractères séparés, ne présentant pas de chevauchement. Cette situation constitue un cas extrêmement favorable, mais le coût extrêmement réduit d'une telle méthode de segmentation justifie son utilisation. La détection des caractères se base sur la séparation en colonnes : si on détecte au moins une colonne de pixels vide, on estime que le caractère prend fin en largeur. Si on détecte un nombre suffisant de colonnes vides consécutives, lié à la largeur des caractères déjà rencontrés, alors on en déduira qu'il s'agit d'un espace.</text:p>
      <text:p text:style-name="P16"/>
      <text:p text:style-name="P16"><text:tab/><text:tab/>Cependant, cette technique de découpage est rarement suffisante, et ne fonctionne pas si les caractères se chevauchent, ou si des caractères différents sont connectés. C'est le travail de la segmentation secondaire de résoudre ces cas plus gênants.</text:p>
      <text:p text:style-name="P16"><text:tab/><text:tab/>La segmentation secondaire tente de résoudre le problème du chevauchement de caractères en recherchant simplement les ensembles de pixels connectés entre eux. C'est une méthode simple, mais qui pose des problèmes lorsqu'un caractère est composé de plusieurs parties distinctes (par exemple, la lettre « i », ou le point-virgule « p »). Il est alors nécessaire de réunir ces parties en utilisant le recouvrement horizontal des éléments séparés : si deux éléments se recouvrent suffisamment, ils sont réunis.</text:p>
      <text:p text:style-name="P16"><text:tab/><text:tab/>La résolution du problème des caractères connectés pose encore plus de problèmes, puisqu'il est impossible de savoir avec certitude à quel endroit se termine le premier caractère. Nous avons développé une heuristique se basant sur la largeur moyenne d'un caractère, qui découpe le caractère à l'endroit où il présente la plus faible épaisseur, dans une zone donnée. Cette technique fonctionne dans certains cas, mais nous n'avons pas réussi à corriger certains bugs importants.</text:p>
      <text:p text:style-name="P23"/>
      <text:list xml:id="list34695362" text:continue-numbering="true" text:style-name="L8">
        <text:list-item>
          <text:list>
            <text:list-item>
              <text:p text:style-name="P24">Reconnaissance</text:p>
            </text:list-item>
          </text:list>
        </text:list-item>
      </text:list>
      <text:p text:style-name="P23"/>
      <text:p text:style-name="P8"><text:span text:style-name="T3"><text:tab/><text:tab/></text:span><text:span text:style-name="T9">Pour implémenter la reconnaissance d'un caractère, nous avons utilisé un réseau de neurones simple, connu sous le nom de perceptron multicouches. Bien que les techniques de reconnaissance les plus récentes utilisent également la technologie des réseaux de neurones, nous nous sommes contentés d'une version basique, permettant tout de même d'obtenir quelques résultats.</text:span></text:p>
      <text:p text:style-name="P16"/>
      <text:p text:style-name="P8"><text:soft-page-break/><text:span text:style-name="T9"><text:tab/><text:tab/>Le réseau de neurones est associé à un module d'apprentissage(sous la forme d'un programme secondaire) permettant au réseau de s'adapter aux éléments qu'il doit </text:span><text:span text:style-name="T9">reconnaître. L'idée consiste à injecter les données d'apprentissage dans le réseau les unes après les autres, et d'adapter les coefficients internes du réseau en fonction de la différence entre la réponse donnée et la réponse attendue.</text:span></text:p>
      <text:p text:style-name="P16"/>
      <text:p text:style-name="P16"><text:tab/><text:tab/>Le problème principal de cette étape est de réunir des données d'apprentissage. Afin de nous faciliter la tâche, nous avons développé un module d'échantillonnage (lui aussi sous la forme d'un programme secondaire) permettant de générer des données d'apprentissage à partir d'une image, connaissant les caractères qu'elle contient ainsi que l'ordre dans lequel ils apparaissent. Cependant, le nombre d'échantillons nécessaires pour constituer une base minimal implique de passer énormément de temps à réunir ces échantillons.</text:p>
      <text:p text:style-name="P16"><text:tab/> Comme nous n'avons pas trouvé de base de données publique de caractères pour éviter cette phase, nous avons décidé de faire nos tests en utilisant comme base d'apprentissage les caractères exacts à reconnaître, ce qui permet tout de même d'éprouver le fonctionnement du réseau de neurones et de l'apprentissage.</text:p>
      <text:list xml:id="list34681413" text:continue-numbering="true" text:style-name="L8">
        <text:list-item>
          <text:list>
            <text:list-header>
              <text:p text:style-name="P24"/>
            </text:list-header>
            <text:list-item>
              <text:p text:style-name="P24">Génération</text:p>
            </text:list-item>
          </text:list>
        </text:list-item>
      </text:list>
      <text:p text:style-name="P23"/>
      <text:p text:style-name="P8"><text:span text:style-name="T3"><text:tab/><text:tab/></text:span><text:span text:style-name="T9">Le module de génération du fichier LaTeX est très simple : il consiste en un générateur d'en-tête, d'un parcours d'arbre pour récupérer les caractères reconnus et les insérer dans le fichier, et d'un générateur de pied de page.</text:span></text:p>
      <text:list xml:id="list34670556" text:continue-numbering="true" text:style-name="L8">
        <text:list-item>
          <text:list>
            <text:list-header>
              <text:p text:style-name="P24"/>
            </text:list-header>
            <text:list-item>
              <text:p text:style-name="P24">Documentation</text:p>
            </text:list-item>
          </text:list>
        </text:list-item>
      </text:list>
      <text:p text:style-name="P23"/>
      <text:p text:style-name="P8"><text:span text:style-name="T3"><text:tab/><text:tab/></text:span><text:span text:style-name="T9">Afin de rendre le projet le plus accessible possible à d'éventuels repreneurs du projet, nous avons porté une attention particulière à la documentation du projet en plus des efforts de conception réalisés.</text:span></text:p>
      <text:p text:style-name="P16"/>
      <text:p text:style-name="P16"><text:tab/><text:tab/>Ainsi, nous avons produit, en plus des sources : </text:p>
      <text:p text:style-name="P16"/>
      <text:list xml:id="list861013624900433805" text:style-name="L9">
        <text:list-item>
          <text:list>
            <text:list-item>
              <text:list>
                <text:list-item>
                  <text:p text:style-name="P19">La Javadoc liée au code source</text:p>
                </text:list-item>
                <text:list-item>
                  <text:p text:style-name="P19">La Javadoc liée au code des tests</text:p>
                </text:list-item>
                <text:list-item>
                  <text:p text:style-name="P19">Les diagrammes de classe, d'états-transitions et la décomposition architecturale du système</text:p>
                </text:list-item>
                <text:list-item>
                  <text:p text:style-name="P19">Une version minimaliste du manuel utilisateur</text:p>
                </text:list-item>
              </text:list>
            </text:list-item>
          </text:list>
        </text:list-item>
      </text:list>
      <text:p text:style-name="P16"/>
      <text:p text:style-name="P16"><text:tab/><text:tab/></text:p>
      <text:list xml:id="list1221436418248157339" text:style-name="L10">
        <text:list-item>
          <text:list>
            <text:list-item>
              <text:list>
                <text:list-header>
                  <text:p text:style-name="P20"/>
                </text:list-header>
                <text:list-item>
                  <text:p text:style-name="P14">Bilan du projet</text:p>
                </text:list-item>
              </text:list>
            </text:list-item>
          </text:list>
        </text:list-item>
      </text:list>
      <text:p text:style-name="P11"/>
      <text:p text:style-name="P8"><text:span text:style-name="T10"><text:tab/><text:tab/></text:span><text:span text:style-name="T9"> </text:span></text:p>
      <text:p text:style-name="P16"><text:tab/><text:tab/>L'objectif pédagogique (c'est-à-dire, au-delà du travail fourni) de notre projet était d'essayer de se mettre dans des conditions relativement proches d'un projet réel.</text:p>
      <text:p text:style-name="P8"><text:span text:style-name="T9"><text:tab/> <text:s/>La liberté d'action dont nous avons profité durant ce projet s'est avéré être à la </text:span><text:soft-page-break/><text:span text:style-name="T9">fois un avantage conséquent, puisqu'on ne ressent beaucoup moins les contraintes pédagogiques liées à un projet scolaire, mais également une difficulté notable puisqu'il </text:span><text:span text:style-name="T9">n'y a personne pour nous avertir d'éventuels problèmes ou de mauvais choix dans notre travail.</text:span></text:p>
      <text:p text:style-name="P16"><text:tab/><text:tab/>Malgré cela, nous avons réussi à produire un prototype capable de fonctionner dans des cas simples, même si nous n'avons pas eu le temps de développer et de débugger toutes les fonctionnalités prévues au départ, nous sommes satisfaits du résultat obtenu et restons sur une bonne impression vis-à-vis du Projet de Spécialité.</text:p>
      <text:p text:style-name="P11"/>
      <text:p text:style-name="P11"/>
      <text:p text:style-name="P16"><text:tab/><text:tab/></text:p>
      <text:list xml:id="list34679284" text:continue-list="list9009030201125020290" text:style-name="L7">
        <text:list-item>
          <text:list>
            <text:list-header>
              <text:p text:style-name="P25"/>
              <text:p text:style-name="P25"/>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style:font-name="Trebuchet M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rebuchet MS"/>
    </style:style>
    <style:style style:name="MT1" style:family="text">
      <style:text-properties style:font-name="Trebuchet M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apport de Projet de Spécialité<text:tab/><text:tab/>Mai – Juin 2013</text:p>
      </style:header>
      <style:footer>
        <text:p text:style-name="Footer"><text:tab/><text:tab/><text:span text:style-name="MT1"><text:page-number text:select-page="current">6</text:page-number></text:span><text:span text:style-name="MT1">/</text:span><text:span text:style-name="MT1"><text:page-count>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00:34:36.69</meta:creation-date>
    <dc:date>2013-06-18T14:53:57.50</dc:date>
    <meta:editing-duration>PT12H13M57S</meta:editing-duration>
    <meta:editing-cycles>25</meta:editing-cycles>
    <meta:generator>LibreOffice/4.0.3.3$Windows_x86 LibreOffice_project/0eaa50a932c8f2199a615e1eb30f7ac74279539</meta:generator>
    <meta:document-statistic meta:table-count="0" meta:image-count="0" meta:object-count="0" meta:page-count="6" meta:paragraph-count="65" meta:word-count="1936" meta:character-count="12630" meta:non-whitespace-character-count="10701"/>
  </office:meta>
</office:document-meta>
</file>